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Standard"><text:database-display text:table-name="Cinderellas2015 (1)" text:table-type="table" text:column-name="Cinderella FName" text:database-name="Cinderella2015NameTagDatabase">Drewann</text:database-display><text:line-break/><text:database-display text:table-name="Cinderellas2015 (1)" text:table-type="table" text:column-name="Cinderella LName" text:database-name="Cinderella2015NameTagDatabase">Ackerson</text:database-display><text:database-next text:table-name="Cinderellas2015 (1)" text:table-type="table" text:condition="ooow:True" text:database-name="Cinderella2015NameTagDatabase"/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text:database-next text:table-name="Cinderellas2015 (1)" text:table-type="table" text:condition="ooow:True" text:database-name="Cinderella2015NameTagDatabase"/>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><text:database-display text:table-name="Cinderellas2015 (1)" text:table-type="table" text:column-name="Cinderella FName" text:database-name="Cinderella2015NameTagDatabase"/><text:line-break/><text:database-display text:table-name="Cinderellas2015 (1)" text:table-type="table" text:column-name="Cinderella LName" text:database-name="Cinderella2015NameTagDatabase"/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06:21.739000000</meta:creation-date>
    <dc:date>2015-03-19T11:07:09.213000000</dc:date>
    <meta:editing-duration>PT47S</meta:editing-duration>
    <meta:editing-cycles>1</meta:editing-cycles>
    <meta:document-statistic meta:table-count="0" meta:image-count="0" meta:object-count="0" meta:page-count="1" meta:paragraph-count="30" meta:word-count="120" meta:character-count="1110" meta:non-whitespace-character-count="1020"/>
    <meta:generator>LibreOffice/4.4.1.2$Windows_x86 LibreOffice_project/45e2de17089c24a1fa810c8f975a7171ba4cd432</meta:generator>
  </office:meta>
</office:document-meta>
</file>